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58.9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58.68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63.02mm"/>
    </style:style>
    <style:style style:name="co11" style:family="table-column">
      <style:table-column-properties fo:break-before="auto" style:column-width="45.77mm"/>
    </style:style>
    <style:style style:name="co12" style:family="table-column">
      <style:table-column-properties fo:break-before="auto" style:column-width="66.68mm"/>
    </style:style>
    <style:style style:name="co17" style:family="table-column">
      <style:table-column-properties fo:break-before="auto" style:column-width="33.16mm"/>
    </style:style>
    <style:style style:name="co18" style:family="table-column">
      <style:table-column-properties fo:break-before="auto" style:column-width="26.2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15.8mm"/>
    </style:style>
    <style:style style:name="co20" style:family="table-column">
      <style:table-column-properties fo:break-before="auto" style:column-width="34.45mm"/>
    </style:style>
    <style:style style:name="co21" style:family="table-column">
      <style:table-column-properties fo:break-before="auto" style:column-width="25.7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9mm" fo:break-before="auto" style:use-optimal-row-height="true"/>
    </style:style>
    <style:style style:name="ro10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16.39mm" fo:break-before="auto" style:use-optimal-row-height="true"/>
    </style:style>
    <style:style style:name="ro19" style:family="table-row">
      <style:table-row-properties style:row-height="8.45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2.42mm" fo:break-before="auto" style:use-optimal-row-height="tru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5.26mm" fo:break-before="auto" style:use-optimal-row-height="true"/>
    </style:style>
    <style:style style:name="ro23" style:family="table-row">
      <style:table-row-properties style:row-height="20.3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style:text-position=""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style:text-position="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wrap-option="wrap" fo:border="0.06pt solid #000000" style:vertical-align="top"/>
      <style:text-properties style:text-position="" fo:font-size="10pt" style:font-size-asian="10pt" style:font-size-complex="10pt"/>
    </style:style>
    <style:style style:name="ce1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style:text-position=""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text-position=""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2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style:text-position="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31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 fo:wrap-option="wrap" style:vertical-align="top"/>
      <style:text-properties style:text-position="" fo:font-size="10pt" style:font-size-asian="10pt" style:font-size-complex="10pt"/>
    </style:style>
    <style:style style:name="ce3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fo:background-color="transparent"/>
      <style:text-properties style:text-position="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style:font-size-asian="10pt" style:font-size-complex="10pt"/>
    </style:style>
    <style:style style:name="ce36" style:family="table-cell" style:parent-style-name="Default" style:data-style-name="N0">
      <style:text-properties style:text-position="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middle"/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ff00" fo:wrap-option="wrap" style:vertical-align="middle"/>
      <style:text-properties style:text-position="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5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0"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06pt solid #000000" fo:background-color="#ff99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404040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2" style:family="text">
      <style:text-properties fo:color="#595959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3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number-columns-repeated="4" table:default-cell-style-name="ce17"/>
        <table:table-column table:style-name="co7" table:default-cell-style-name="ce1"/>
        <table:table-column table:style-name="co8" table:number-columns-repeated="1014" table:default-cell-style-name="ce36"/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 Exemplo</text:p>
          </table:table-cell>
          <table:table-cell table:style-name="ce16" table:number-columns-repeated="3"/>
          <table:table-cell table:style-name="ce26"/>
          <table:table-cell table:style-name="ce28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style-name="ce29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Requisito(s) associado(s):</text:p>
          </table:table-cell>
          <table:table-cell table:style-name="ce12" office:value-type="string" calcext:value-type="string" table:number-columns-spanned="5" table:number-rows-spanned="1">
            <text:p>[RF001] Efetuar login; [RNF005] Segurança de acesso ao sistema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Validação do acesso do usuário ao sistema e impedir: campos em branco, senha inválida, case sensitive, número de tentativas de acesso, número mínimo de caracteres para a senha e registro de logs de acesso.</text:p>
          </table:table-cell>
          <table:covered-table-cell table:number-columns-repeated="4"/>
          <table:table-cell table:style-name="ce30"/>
          <table:table-cell table:style-name="ce31"/>
          <table:table-cell table:style-name="ce32"/>
          <table:table-cell table:style-name="ce35" table:number-columns-repeated="2"/>
          <table:table-cell table:style-name="ce31"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7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3" office:value-type="string" calcext:value-type="string">
            <text:p>Ação </text:p>
            <text:p><text:span text:style-name="T1">(passos a reproduzir)</text:span></text:p>
          </table:table-cell>
          <table:table-cell table:style-name="ce13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1">(marcar com X)</text:span></text:p>
          </table:table-cell>
          <table:table-cell table:style-name="ce27" office:value-type="string" calcext:value-type="string">
            <text:p>Falhou ? <text:span text:style-name="T1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style-name="ce1" table:number-columns-repeated="1014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ão permitir digitar dados em branco nos campos login e senha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Dados em branco</text:p>
          </table:table-cell>
          <table:table-cell table:style-name="ce21" office:value-type="string" calcext:value-type="string">
            <text:p>Verificar se os campos obrigatórios foram preenchidos  e mostrar mensagens ao usuário:</text:p>
            <text:p>"Obrigatório informar o login"</text:p>
            <text:p>"Obrigatório informar a senha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enha deve ter 6 ou mais caractere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Senha com menos de 6 dígitos</text:p>
          </table:table-cell>
          <table:table-cell table:style-name="ce21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ampo senha deve aparecer asterisco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Qualquer senha</text:p>
          </table:table-cell>
          <table:table-cell table:style-name="ce21" office:value-type="string" calcext:value-type="string">
            <text:p>Ao usuário digitar o campo senha devem ser visualizados asteriscos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ampos login e senha devem ser case sensetive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Usuario: Admin</text:p>
            <text:p>Senha:123456*AA</text:p>
          </table:table-cell>
          <table:table-cell table:style-name="ce21" office:value-type="string" calcext:value-type="string">
            <text:p>O sistema deve diferenciar letras maiúsculas de minúsculas (case sensitive)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Testar login e senha inválidos</text:p>
          </table:table-cell>
          <table:table-cell table:style-name="ce14" office:value-type="string" calcext:value-type="string">
            <text:p>Informar login e senha inválidos</text:p>
          </table:table-cell>
          <table:table-cell table:style-name="ce19" office:value-type="string" calcext:value-type="string">
            <text:p>Login e senha inválidos</text:p>
          </table:table-cell>
          <table:table-cell table:style-name="ce21" office:value-type="string" calcext:value-type="string">
            <text:p>Se o login ou senha for inválido mostrar mensagem ao usuário:</text:p>
            <text:p>"Login ou senha inválido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Bloquear acesso ao sistema após 3 tentativas</text:p>
          </table:table-cell>
          <table:table-cell table:style-name="ce14" office:value-type="string" calcext:value-type="string">
            <text:p>Informar login e senha inválidos por 4 vezes consecutivas</text:p>
          </table:table-cell>
          <table:table-cell table:style-name="ce19"/>
          <table:table-cell table:style-name="ce21" office:value-type="string" calcext:value-type="string">
            <text:p>Regra de bloqueio: após a terceira tentativa bloquear acesso daquele login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Testar login e senha válidos e redirecionamento do programa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Se o login e senha for válido <text:s/>redirecionar acesso para a tela de menu d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Registrar log de acesso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Verificar se o programa registrou o log de acesso do usuário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1_-_Pesquisa_por_produtos" table:style-name="ta1">
        <table:table-column table:style-name="co19" table:default-cell-style-name="ce51"/>
        <table:table-column table:style-name="co10" table:default-cell-style-name="ce51"/>
        <table:table-column table:style-name="co3" table:default-cell-style-name="ce51"/>
        <table:table-column table:style-name="co11" table:default-cell-style-name="ce67"/>
        <table:table-column table:style-name="co12" table:default-cell-style-name="ce51"/>
        <table:table-column table:style-name="co20" table:default-cell-style-name="ce67"/>
        <table:table-column table:style-name="co21" table:default-cell-style-name="ce67"/>
        <table:table-column table:style-name="co15" table:default-cell-style-name="ce67"/>
        <table:table-column table:style-name="co16" table:default-cell-style-name="ce67"/>
        <table:table-column table:style-name="co7" table:default-cell-style-name="ce51"/>
        <table:table-column table:style-name="co8" table:number-columns-repeated="1014" table:default-cell-style-name="ce51"/>
        <table:table-row table:style-name="ro10">
          <table:table-cell table:style-name="ce87"/>
          <table:table-cell table:style-name="ce90" office:value-type="string" calcext:value-type="string">
            <text:p>NOME DO SITE DE E-COMMERCE:</text:p>
          </table:table-cell>
          <table:table-cell table:style-name="ce90" office:value-type="string" calcext:value-type="string">
            <text:p>Submarino</text:p>
          </table:table-cell>
          <table:table-cell table:style-name="ce91"/>
          <table:table-cell table:style-name="ce90"/>
          <table:table-cell table:style-name="ce91" table:number-columns-repeated="2"/>
          <table:table-cell table:style-name="ce94" table:number-columns-repeated="2"/>
          <table:table-cell table:style-name="ce87" table:number-columns-repeated="1015"/>
        </table:table-row>
        <table:table-row table:style-name="ro21">
          <table:table-cell/>
          <table:table-cell table:style-name="ce56" office:value-type="string" calcext:value-type="string">
            <text:p>ID:</text:p>
          </table:table-cell>
          <table:table-cell table:style-name="ce60" office:value-type="string" calcext:value-type="string">
            <text:p>CT001</text:p>
          </table:table-cell>
          <table:table-cell table:style-name="ce66" table:number-columns-repeated="3"/>
          <table:table-cell table:style-name="ce76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22">
          <table:table-cell/>
          <table:table-cell table:style-name="ce56" office:value-type="string" calcext:value-type="string">
            <text:p>Nome do Caso de teste:</text:p>
          </table:table-cell>
          <table:table-cell table:style-name="ce61" office:value-type="string" calcext:value-type="string" table:number-columns-spanned="5" table:number-rows-spanned="1">
            <text:p>Autenticação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21">
          <table:table-cell/>
          <table:table-cell table:style-name="ce56" office:value-type="string" calcext:value-type="string">
            <text:p>Requisito(s) associado(s):</text:p>
          </table:table-cell>
          <table:table-cell table:style-name="ce62" office:value-type="string" calcext:value-type="string" table:number-columns-spanned="5" table:number-rows-spanned="1">
            <text:p>RNF04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3">
          <table:table-cell/>
          <table:table-cell table:style-name="ce56" office:value-type="string" calcext:value-type="string">
            <text:p>Descrição:</text:p>
          </table:table-cell>
          <table:table-cell table:style-name="ce62" office:value-type="string" calcext:value-type="string" table:number-columns-spanned="5" table:number-rows-spanned="1">
            <text:p>Verificar se o sistema está exigindo autenticação</text:p>
          </table:table-cell>
          <table:covered-table-cell table:number-columns-repeated="4"/>
          <table:table-cell table:style-name="ce51"/>
          <table:table-cell/>
          <table:table-cell table:style-name="ce82" table:number-columns-repeated="3"/>
          <table:table-cell table:number-columns-repeated="1012"/>
        </table:table-row>
        <table:table-row table:style-name="ro3">
          <table:table-cell/>
          <table:table-cell table:style-name="ce56" office:value-type="string" calcext:value-type="string">
            <text:p>Pré-condição:</text:p>
          </table:table-cell>
          <table:table-cell table:style-name="ce62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68"/>
          <table:table-cell table:number-columns-repeated="1020"/>
        </table:table-row>
        <table:table-row table:style-name="ro6">
          <table:table-cell table:style-name="ce5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7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3">
          <table:table-cell table:style-name="ce53" office:value-type="string" calcext:value-type="string">
            <text:p>No. Passos</text:p>
          </table:table-cell>
          <table:table-cell table:style-name="ce57" office:value-type="string" calcext:value-type="string">
            <text:p>Objetivo </text:p>
            <text:p><text:span text:style-name="T4">(o que deve ser validado / </text:span></text:p>
            <text:p><text:span text:style-name="T4">por que testar)</text:span></text:p>
          </table:table-cell>
          <table:table-cell table:style-name="ce63" office:value-type="string" calcext:value-type="string">
            <text:p>Ação </text:p>
            <text:p><text:span text:style-name="T4">(passos a reproduzir)</text:span></text:p>
          </table:table-cell>
          <table:table-cell table:style-name="ce63" office:value-type="string" calcext:value-type="string">
            <text:p>Dados de entrada </text:p>
            <text:p><text:span text:style-name="T4">(Informação ou ação a realizada no sistema)</text:span></text:p>
          </table:table-cell>
          <table:table-cell table:style-name="ce63" office:value-type="string" calcext:value-type="string">
            <text:p>Resultado ou comportamento esperado </text:p>
            <text:p><text:span text:style-name="T4">(qual o resultado ou comportamento que o sistema deve fornecer)</text:span></text:p>
          </table:table-cell>
          <table:table-cell table:style-name="ce74" office:value-type="string" calcext:value-type="string">
            <text:p>Data da execução</text:p>
          </table:table-cell>
          <table:table-cell table:style-name="ce77" office:value-type="string" calcext:value-type="string">
            <text:p>Quem executou</text:p>
          </table:table-cell>
          <table:table-cell table:style-name="ce77" office:value-type="string" calcext:value-type="string">
            <text:p>Passou ? <text:span text:style-name="T3">(marcar com X)</text:span></text:p>
          </table:table-cell>
          <table:table-cell table:style-name="ce77" office:value-type="string" calcext:value-type="string">
            <text:p>Falhou ? <text:span text:style-name="T3">(marcar com X)</text:span></text:p>
          </table:table-cell>
          <table:table-cell table:style-name="ce83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4">
          <table:table-cell table:style-name="ce88" office:value-type="float" office:value="1" calcext:value-type="float">
            <text:p>1</text:p>
          </table:table-cell>
          <table:table-cell table:style-name="ce58" office:value-type="string" calcext:value-type="string">
            <text:p>Verificar se é permitido acessar alguma rota sem estar autenticado</text:p>
          </table:table-cell>
          <table:table-cell table:style-name="ce64" office:value-type="string" calcext:value-type="string">
            <text:p>Digitar a rota na url do navegador e conferir se pede autenticação</text:p>
          </table:table-cell>
          <table:table-cell table:style-name="ce92" office:value-type="string" calcext:value-type="string">
            <text:p>Digitar /cliente nas rotas</text:p>
          </table:table-cell>
          <table:table-cell table:style-name="ce71" office:value-type="string" calcext:value-type="string">
            <text:p>O sistema não deve retornar o conteúdo solicitado sem antes exigir autenticação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15">
          <table:table-cell table:style-name="ce88" office:value-type="float" office:value="2" calcext:value-type="float">
            <text:p>2</text:p>
          </table:table-cell>
          <table:table-cell table:style-name="ce58" office:value-type="string" calcext:value-type="string">
            <text:p>Verificar se o sistema verifica se o usuário é válido</text:p>
          </table:table-cell>
          <table:table-cell table:style-name="ce64" office:value-type="string" calcext:value-type="string">
            <text:p>Digitar um usuário que não consta na base de dados e verificar se o sistema permite acessar os dados</text:p>
          </table:table-cell>
          <table:table-cell table:style-name="ce69" office:value-type="string" calcext:value-type="string">
            <text:p>Digitar teste no usuário e 123 na senha</text:p>
          </table:table-cell>
          <table:table-cell table:style-name="ce71" office:value-type="string" calcext:value-type="string">
            <text:p>O sistema não deve retornar os dados, avisando que houve falha no login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7" calcext:value-type="float">
            <text:p>7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9" calcext:value-type="float">
            <text:p>9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3" calcext:value-type="float">
            <text:p>13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5" calcext:value-type="float">
            <text:p>15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7" calcext:value-type="float">
            <text:p>17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9" calcext:value-type="float">
            <text:p>19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20" calcext:value-type="float">
            <text:p>20</text:p>
          </table:table-cell>
          <table:table-cell table:style-name="ce59"/>
          <table:table-cell table:style-name="ce65"/>
          <table:table-cell table:style-name="ce70"/>
          <table:table-cell table:style-name="ce72"/>
          <table:table-cell table:style-name="ce55"/>
          <table:table-cell table:style-name="ce70" table:number-columns-repeated="3"/>
          <table:table-cell table:style-name="ce72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2_-_Carrinho_de_compras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7"/>
        <table:table-column table:style-name="co12" table:default-cell-style-name="ce1"/>
        <table:table-column table:style-name="co17" table:default-cell-style-name="ce17"/>
        <table:table-column table:style-name="co18" table:default-cell-style-name="ce17"/>
        <table:table-column table:style-name="co15" table:default-cell-style-name="ce17"/>
        <table:table-column table:style-name="co16" table:default-cell-style-name="ce17"/>
        <table:table-column table:style-name="co7" table:default-cell-style-name="ce1"/>
        <table:table-column table:style-name="co8" table:number-columns-repeated="1014" table:default-cell-style-name="ce1"/>
        <table:table-row table:style-name="ro10">
          <table:table-cell table:style-name="ce37"/>
          <table:table-cell table:style-name="ce40" office:value-type="string" calcext:value-type="string">
            <text:p>NOME DO SITE DE E-COMMERCE:</text:p>
          </table:table-cell>
          <table:table-cell table:style-name="ce40" office:value-type="string" calcext:value-type="string">
            <text:p>Submarino</text:p>
          </table:table-cell>
          <table:table-cell table:style-name="ce41"/>
          <table:table-cell table:style-name="ce40"/>
          <table:table-cell table:style-name="ce41" table:number-columns-repeated="2"/>
          <table:table-cell table:style-name="ce44" table:number-columns-repeated="2"/>
          <table:table-cell table:style-name="ce37" table:number-columns-repeated="1015"/>
        </table:table-row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002</text:p>
          </table:table-cell>
          <table:table-cell table:style-name="ce16" table:number-columns-repeated="3"/>
          <table:table-cell table:style-name="ce26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Carrinho de compras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Requisito(s) associado(s):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Explorar os inputs e ações disponibilizados pela página para verificar o comportamento do sistema e como gerencia os erros</text:p>
          </table:table-cell>
          <table:covered-table-cell table:number-columns-repeated="4"/>
          <table:table-cell table:style-name="ce1"/>
          <table:table-cell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Ter selecionado um produto disponível da loja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13" office:value-type="string" calcext:value-type="string">
            <text:p>Ação </text:p>
            <text:p><text:span text:style-name="T2">(passos a reproduzir)</text:span></text:p>
          </table:table-cell>
          <table:table-cell table:style-name="ce13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1">(marcar com X)</text:span></text:p>
          </table:table-cell>
          <table:table-cell table:style-name="ce27" office:value-type="string" calcext:value-type="string">
            <text:p>Falhou ? <text:span text:style-name="T1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16">
          <table:table-cell table:style-name="ce38" office:value-type="float" office:value="1" calcext:value-type="float">
            <text:p>1</text:p>
          </table:table-cell>
          <table:table-cell table:style-name="ce8" office:value-type="string" calcext:value-type="string">
            <text:p>Verificar função do botão “comprar”, para ter certeza que essa funcionalidade não apresenta problemas ao redirecionar para as formas de pagamento</text:p>
          </table:table-cell>
          <table:table-cell table:style-name="ce14" office:value-type="string" calcext:value-type="string">
            <text:p>Clicar no botão e verificar se foi redirecionado para tela de pagamento</text:p>
          </table:table-cell>
          <table:table-cell table:style-name="ce19" office:value-type="string" calcext:value-type="string">
            <text:p>Clicar no botão “comprar”</text:p>
          </table:table-cell>
          <table:table-cell table:style-name="ce21" office:value-type="string" calcext:value-type="string">
            <text:p>O sistema deve redirecionar para tela de pagamento</text:p>
          </table:table-cell>
          <table:table-cell table:style-name="ce25" office:value-type="string" calcext:value-type="string">
            <text:p>2019-11-11 21h41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7">
          <table:table-cell table:style-name="ce38" office:value-type="float" office:value="2" calcext:value-type="float">
            <text:p>2</text:p>
          </table:table-cell>
          <table:table-cell table:style-name="ce8" office:value-type="string" calcext:value-type="string">
            <text:p>Verificar preparação ao inserir quantidade inválida (número muito alto), para que o cliente não se depare com algum erro futuro na compra</text:p>
          </table:table-cell>
          <table:table-cell table:style-name="ce14" office:value-type="string" calcext:value-type="string">
            <text:p>Verificar se o sistema disponibiliza alterar a quantidade desejada de tal item; Inserir uma quantidade muito alta ao comprar</text:p>
          </table:table-cell>
          <table:table-cell table:style-name="ce19" office:value-type="string" calcext:value-type="string">
            <text:p>Quantidade 1 milhão</text:p>
          </table:table-cell>
          <table:table-cell table:style-name="ce19" office:value-type="string" calcext:value-type="string">
            <text:p>O sistema deve impedir o usuário de inserir/selecionar tal quantidade</text:p>
          </table:table-cell>
          <table:table-cell table:style-name="ce25" office:value-type="string" calcext:value-type="string">
            <text:p>2019-11-11 21h43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8">
          <table:table-cell table:style-name="ce38" office:value-type="float" office:value="3" calcext:value-type="float">
            <text:p>3</text:p>
          </table:table-cell>
          <table:table-cell table:style-name="ce8" office:value-type="string" calcext:value-type="string">
            <text:p>Inserir CEP inválido, para que caso o usuário digite o CEP errado, o sistema o avise que esse foi o problema</text:p>
          </table:table-cell>
          <table:table-cell table:style-name="ce14" office:value-type="string" calcext:value-type="string">
            <text:p>Verificar se aparece uma mensagem de validação para o CEP</text:p>
          </table:table-cell>
          <table:table-cell table:style-name="ce19" office:value-type="string" calcext:value-type="string">
            <text:p>Um número aleatório</text:p>
            <text:p>(ex.: 124778342835932)</text:p>
          </table:table-cell>
          <table:table-cell table:style-name="ce21" office:value-type="string" calcext:value-type="string">
            <text:p>O sistema deve mostrar mensagem de validação logo após a inserção do dado</text:p>
          </table:table-cell>
          <table:table-cell table:style-name="ce25" office:value-type="string" calcext:value-type="string">
            <text:p>2019-11-11 21h52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9">
          <table:table-cell table:style-name="ce38" office:value-type="float" office:value="4" calcext:value-type="float">
            <text:p>4</text:p>
          </table:table-cell>
          <table:table-cell table:style-name="ce8" office:value-type="string" calcext:value-type="string">
            <text:p>Remover item do carrinho</text:p>
          </table:table-cell>
          <table:table-cell table:style-name="ce14" office:value-type="string" calcext:value-type="string">
            <text:p>Remover um item do carrinho de compras</text:p>
          </table:table-cell>
          <table:table-cell table:style-name="ce19" office:value-type="string" calcext:value-type="string">
            <text:p>Clicar no botão</text:p>
            <text:p>“remover”</text:p>
          </table:table-cell>
          <table:table-cell table:style-name="ce21" office:value-type="string" calcext:value-type="string">
            <text:p>O sistema deve remover o item da lista de itens do carrinho de compras</text:p>
          </table:table-cell>
          <table:table-cell table:style-name="ce25" office:value-type="string" calcext:value-type="string">
            <text:p>2019-11-11 21h54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5">
          <table:table-cell table:style-name="ce38" office:value-type="float" office:value="5" calcext:value-type="float">
            <text:p>5</text:p>
          </table:table-cell>
          <table:table-cell table:style-name="ce8" office:value-type="string" calcext:value-type="string">
            <text:p>Listar itens desejados, ao clicar em comprar, o produto deve ser adicionado ao carrinho</text:p>
          </table:table-cell>
          <table:table-cell table:style-name="ce14" office:value-type="string" calcext:value-type="string">
            <text:p>Clicar em comprar; Verificar se o item está listado no carrinho</text:p>
          </table:table-cell>
          <table:table-cell table:style-name="ce19" office:value-type="string" calcext:value-type="string">
            <text:p>Clicar em “comprar”</text:p>
          </table:table-cell>
          <table:table-cell table:style-name="ce21" office:value-type="string" calcext:value-type="string">
            <text:p>O sistema deve adicionar o produto ao carrinho de compras</text:p>
          </table:table-cell>
          <table:table-cell table:style-name="ce25" office:value-type="string" calcext:value-type="string">
            <text:p>2019-11-11 21h56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7">
          <table:table-cell table:style-name="ce38" office:value-type="float" office:value="6" calcext:value-type="float">
            <text:p>6</text:p>
          </table:table-cell>
          <table:table-cell table:style-name="ce8" office:value-type="string" calcext:value-type="string">
            <text:p>Manter itens no carrinho, mesmo que usuário não esteja logado, para que caso ocorra de atualizar a página, não perder os itens escolhidos</text:p>
          </table:table-cell>
          <table:table-cell table:style-name="ce14" office:value-type="string" calcext:value-type="string">
            <text:p>Adicionar um item ao carrinho; Atualizar a página; Verificar se o item ainda está listado no carrinho de compras</text:p>
          </table:table-cell>
          <table:table-cell table:style-name="ce19" office:value-type="string" calcext:value-type="string">
            <text:p>Adicionar um item ao carrinho; Apertar Ctrl+F5</text:p>
          </table:table-cell>
          <table:table-cell table:style-name="ce21" office:value-type="string" calcext:value-type="string">
            <text:p>O sistema deve manter os itens selecionados no carrinho de compras</text:p>
          </table:table-cell>
          <table:table-cell table:style-name="ce25" office:value-type="string" calcext:value-type="string">
            <text:p>2019-11-11 21h59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4">
          <table:table-cell table:style-name="ce38" office:value-type="float" office:value="7" calcext:value-type="float">
            <text:p>7</text:p>
          </table:table-cell>
          <table:table-cell table:style-name="ce8" office:value-type="string" calcext:value-type="string">
            <text:p>Exigir que o usuário faça login ao fechar o pedido</text:p>
          </table:table-cell>
          <table:table-cell table:style-name="ce14" office:value-type="string" calcext:value-type="string">
            <text:p>Fechar Pedido; Verificar se o sistema exige que o usuário faça login</text:p>
          </table:table-cell>
          <table:table-cell table:style-name="ce19" office:value-type="string" calcext:value-type="string">
            <text:p>Clicar em “Fechar Pedido”</text:p>
          </table:table-cell>
          <table:table-cell table:style-name="ce21" office:value-type="string" calcext:value-type="string">
            <text:p>O sistema deve redirecionar o usuário para tela de login</text:p>
          </table:table-cell>
          <table:table-cell table:style-name="ce25" office:value-type="string" calcext:value-type="string">
            <text:p>2019-11-11 22h01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00/00/0000</text:date>, <text:time style:data-style-name="N2" text:time-value="22:53:28.862968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quel</meta:initial-creator>
    <meta:creation-date>2014-06-18T01:32:03Z</meta:creation-date>
    <dc:date>2019-12-15T22:56:31.613849144</dc:date>
    <meta:editing-duration>PT51M47S</meta:editing-duration>
    <meta:editing-cycles>17</meta:editing-cycles>
    <meta:document-statistic meta:table-count="3" meta:cell-count="207" meta:object-count="0"/>
  </office:meta>
</office:document-meta>
</file>